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_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0_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2"/>
          <table:table-cell office:value-type="string" calcext:value-type="string">
            <text:p>TC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680308136736" calcext:value-type="float">
            <text:p>0.631680308136736</text:p>
          </table:table-cell>
          <table:table-cell office:value-type="float" office:value="0.825286994810505" calcext:value-type="float">
            <text:p>0.825286994810505</text:p>
          </table:table-cell>
          <table:table-cell office:value-type="float" office:value="0.585523398843024" calcext:value-type="float">
            <text:p>0.585523398843024</text:p>
          </table:table-cell>
          <table:table-cell table:number-columns-repeated="3"/>
          <table:table-cell office:value-type="float" office:value="0.673564598826736" calcext:value-type="float">
            <text:p>0.673564598826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2104319234793" calcext:value-type="float">
            <text:p>0.622104319234793</text:p>
          </table:table-cell>
          <table:table-cell office:value-type="float" office:value="0.810297839205762" calcext:value-type="float">
            <text:p>0.810297839205762</text:p>
          </table:table-cell>
          <table:table-cell office:value-type="float" office:value="0.593191500393099" calcext:value-type="float">
            <text:p>0.593191500393099</text:p>
          </table:table-cell>
          <table:table-cell table:number-columns-repeated="3"/>
          <table:table-cell office:value-type="float" office:value="0.672950799231939" calcext:value-type="float">
            <text:p>0.672950799231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6470154753132" calcext:value-type="float">
            <text:p>0.666470154753132</text:p>
          </table:table-cell>
          <table:table-cell office:value-type="float" office:value="0.796968628833275" calcext:value-type="float">
            <text:p>0.796968628833275</text:p>
          </table:table-cell>
          <table:table-cell office:value-type="float" office:value="0.602933643470014" calcext:value-type="float">
            <text:p>0.602933643470014</text:p>
          </table:table-cell>
          <table:table-cell table:number-columns-repeated="3"/>
          <table:table-cell office:value-type="float" office:value="0.685070625837715" calcext:value-type="float">
            <text:p>0.685070625837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3741407049876" calcext:value-type="float">
            <text:p>0.663741407049876</text:p>
          </table:table-cell>
          <table:table-cell office:value-type="float" office:value="0.8036125376306" calcext:value-type="float">
            <text:p>0.8036125376306</text:p>
          </table:table-cell>
          <table:table-cell office:value-type="float" office:value="0.605708910960835" calcext:value-type="float">
            <text:p>0.605708910960835</text:p>
          </table:table-cell>
          <table:table-cell table:number-columns-repeated="3"/>
          <table:table-cell office:value-type="float" office:value="0.673117450526857" calcext:value-type="float">
            <text:p>0.673117450526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2219077487952" calcext:value-type="float">
            <text:p>0.632219077487952</text:p>
          </table:table-cell>
          <table:table-cell office:value-type="float" office:value="0.806813744631003" calcext:value-type="float">
            <text:p>0.806813744631003</text:p>
          </table:table-cell>
          <table:table-cell office:value-type="float" office:value="0.587006429007983" calcext:value-type="float">
            <text:p>0.587006429007983</text:p>
          </table:table-cell>
          <table:table-cell table:number-columns-repeated="3"/>
          <table:table-cell office:value-type="float" office:value="0.664846600892012" calcext:value-type="float">
            <text:p>0.66484660089201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1" office:value-type="float" office:value="0.0081529183601061" calcext:value-type="float">
            <text:p>0.008152918360106</text:p>
          </table:table-cell>
          <table:table-cell table:style-name="ce1" office:value-type="float" office:value="0.0042175474203376" calcext:value-type="float">
            <text:p>0.004217547420338</text:p>
          </table:table-cell>
          <table:table-cell table:style-name="ce1" office:value-type="float" office:value="0.0036579576878205" calcext:value-type="float">
            <text:p>0.003657957687821</text:p>
          </table:table-cell>
          <table:table-cell table:number-columns-repeated="3"/>
          <table:table-cell table:style-name="ce1" office:value-type="float" office:value="0.0028870211307182" calcext:value-type="float">
            <text:p>0.0028870211307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379085727579" calcext:value-type="float">
            <text:p>0.353379085727579</text:p>
          </table:table-cell>
          <table:table-cell office:value-type="float" office:value="0.698390804597701" calcext:value-type="float">
            <text:p>0.698390804597701</text:p>
          </table:table-cell>
          <table:table-cell office:value-type="float" office:value="0.418748706091" calcext:value-type="float">
            <text:p>0.41874870609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0919704813305" calcext:value-type="float">
            <text:p>0.350919704813305</text:p>
          </table:table-cell>
          <table:table-cell office:value-type="float" office:value="0.723269012485811" calcext:value-type="float">
            <text:p>0.723269012485811</text:p>
          </table:table-cell>
          <table:table-cell office:value-type="float" office:value="0.417064743532845" calcext:value-type="float">
            <text:p>0.4170647435328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9173973234887" calcext:value-type="float">
            <text:p>0.369173973234887</text:p>
          </table:table-cell>
          <table:table-cell office:value-type="float" office:value="0.7495900679316" calcext:value-type="float">
            <text:p>0.7495900679316</text:p>
          </table:table-cell>
          <table:table-cell office:value-type="float" office:value="0.444168684759051" calcext:value-type="float">
            <text:p>0.4441686847590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335334667556" calcext:value-type="float">
            <text:p>0.336335334667556</text:p>
          </table:table-cell>
          <table:table-cell office:value-type="float" office:value="0.763118062563068" calcext:value-type="float">
            <text:p>0.763118062563068</text:p>
          </table:table-cell>
          <table:table-cell office:value-type="float" office:value="0.424998746153279" calcext:value-type="float">
            <text:p>0.4249987461532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1597016692317" calcext:value-type="float">
            <text:p>0.331597016692317</text:p>
          </table:table-cell>
          <table:table-cell office:value-type="float" office:value="0.737493417588204" calcext:value-type="float">
            <text:p>0.737493417588204</text:p>
          </table:table-cell>
          <table:table-cell office:value-type="float" office:value="0.410289847160042" calcext:value-type="float">
            <text:p>0.41028984716004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59683290492879" calcext:value-type="float">
            <text:p>0.005968329049288</text:p>
          </table:table-cell>
          <table:table-cell table:style-name="ce1" office:value-type="float" office:value="0.0099711417724481" calcext:value-type="float">
            <text:p>0.009971141772448</text:p>
          </table:table-cell>
          <table:table-cell table:style-name="ce1" office:value-type="float" office:value="0.0051650451938504" calcext:value-type="float">
            <text:p>0.00516504519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4252142659663" calcext:value-type="float">
            <text:p>0.864252142659663</text:p>
          </table:table-cell>
          <table:table-cell office:value-type="float" office:value="0.595882577201677" calcext:value-type="float">
            <text:p>0.595882577201677</text:p>
          </table:table-cell>
          <table:table-cell office:value-type="float" office:value="0.447921311990538" calcext:value-type="float">
            <text:p>0.4479213119905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7267573696145" calcext:value-type="float">
            <text:p>0.877267573696145</text:p>
          </table:table-cell>
          <table:table-cell office:value-type="float" office:value="0.608724726614743" calcext:value-type="float">
            <text:p>0.608724726614743</text:p>
          </table:table-cell>
          <table:table-cell office:value-type="float" office:value="0.447622205263074" calcext:value-type="float">
            <text:p>0.4476222052630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5684261384225" calcext:value-type="float">
            <text:p>0.865684261384225</text:p>
          </table:table-cell>
          <table:table-cell office:value-type="float" office:value="0.618404590361966" calcext:value-type="float">
            <text:p>0.618404590361966</text:p>
          </table:table-cell>
          <table:table-cell office:value-type="float" office:value="0.471951487545428" calcext:value-type="float">
            <text:p>0.4719514875454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504001970201" calcext:value-type="float">
            <text:p>0.867504001970201</text:p>
          </table:table-cell>
          <table:table-cell office:value-type="float" office:value="0.595721292068324" calcext:value-type="float">
            <text:p>0.595721292068324</text:p>
          </table:table-cell>
          <table:table-cell office:value-type="float" office:value="0.450155685475526" calcext:value-type="float">
            <text:p>0.4501556854755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4313408723748" calcext:value-type="float">
            <text:p>0.874313408723748</text:p>
          </table:table-cell>
          <table:table-cell office:value-type="float" office:value="0.58946542935564" calcext:value-type="float">
            <text:p>0.58946542935564</text:p>
          </table:table-cell>
          <table:table-cell office:value-type="float" office:value="0.443637705137801" calcext:value-type="float">
            <text:p>0.4436377051378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22726641291391" calcext:value-type="float">
            <text:p>0.002272664129139</text:p>
          </table:table-cell>
          <table:table-cell table:style-name="ce1" office:value-type="float" office:value="0.0046803590975929" calcext:value-type="float">
            <text:p>0.004680359097593</text:p>
          </table:table-cell>
          <table:table-cell table:style-name="ce1" office:value-type="float" office:value="0.0045027108136871" calcext:value-type="float">
            <text:p>0.004502710813687</text:p>
          </table:table-cell>
          <table:table-cell table:number-columns-repeated="4"/>
        </table:table-row>
      </table:table>
      <table:table table:name="0_4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0_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2"/>
          <table:table-cell office:value-type="string" calcext:value-type="string">
            <text:p>TC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764185703758" calcext:value-type="float">
            <text:p>0.659764185703758</text:p>
          </table:table-cell>
          <table:table-cell office:value-type="float" office:value="0.795468680586406" calcext:value-type="float">
            <text:p>0.795468680586406</text:p>
          </table:table-cell>
          <table:table-cell office:value-type="float" office:value="0.597432661876933" calcext:value-type="float">
            <text:p>0.597432661876933</text:p>
          </table:table-cell>
          <table:table-cell table:number-columns-repeated="3"/>
          <table:table-cell office:value-type="float" office:value="0.680559851531086" calcext:value-type="float">
            <text:p>0.680559851531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345827277595" calcext:value-type="float">
            <text:p>0.623345827277595</text:p>
          </table:table-cell>
          <table:table-cell office:value-type="float" office:value="0.803648915187377" calcext:value-type="float">
            <text:p>0.803648915187377</text:p>
          </table:table-cell>
          <table:table-cell office:value-type="float" office:value="0.578818848244097" calcext:value-type="float">
            <text:p>0.578818848244097</text:p>
          </table:table-cell>
          <table:table-cell table:number-columns-repeated="3"/>
          <table:table-cell office:value-type="float" office:value="0.659251250168942" calcext:value-type="float">
            <text:p>0.659251250168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4257958451651" calcext:value-type="float">
            <text:p>0.614257958451651</text:p>
          </table:table-cell>
          <table:table-cell office:value-type="float" office:value="0.804620203602193" calcext:value-type="float">
            <text:p>0.804620203602193</text:p>
          </table:table-cell>
          <table:table-cell office:value-type="float" office:value="0.583900585779733" calcext:value-type="float">
            <text:p>0.583900585779733</text:p>
          </table:table-cell>
          <table:table-cell table:number-columns-repeated="3"/>
          <table:table-cell office:value-type="float" office:value="0.666891099972569" calcext:value-type="float">
            <text:p>0.6668910999725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8841597191751" calcext:value-type="float">
            <text:p>0.658841597191751</text:p>
          </table:table-cell>
          <table:table-cell office:value-type="float" office:value="0.799378881987578" calcext:value-type="float">
            <text:p>0.799378881987578</text:p>
          </table:table-cell>
          <table:table-cell office:value-type="float" office:value="0.599139703375698" calcext:value-type="float">
            <text:p>0.599139703375698</text:p>
          </table:table-cell>
          <table:table-cell table:number-columns-repeated="3"/>
          <table:table-cell office:value-type="float" office:value="0.668619892058597" calcext:value-type="float">
            <text:p>0.668619892058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9643716899374" calcext:value-type="float">
            <text:p>0.619643716899374</text:p>
          </table:table-cell>
          <table:table-cell office:value-type="float" office:value="0.822627037392138" calcext:value-type="float">
            <text:p>0.822627037392138</text:p>
          </table:table-cell>
          <table:table-cell office:value-type="float" office:value="0.575458027584361" calcext:value-type="float">
            <text:p>0.575458027584361</text:p>
          </table:table-cell>
          <table:table-cell table:number-columns-repeated="3"/>
          <table:table-cell office:value-type="float" office:value="0.666520393551665" calcext:value-type="float">
            <text:p>0.666520393551665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1" office:value-type="float" office:value="0.0089070949048283" calcext:value-type="float">
            <text:p>0.008907094904828</text:p>
          </table:table-cell>
          <table:table-cell table:style-name="ce1" office:value-type="float" office:value="0.0041714003243733" calcext:value-type="float">
            <text:p>0.004171400324373</text:p>
          </table:table-cell>
          <table:table-cell table:style-name="ce1" office:value-type="float" office:value="0.0043171984173707" calcext:value-type="float">
            <text:p>0.004317198417371</text:p>
          </table:table-cell>
          <table:table-cell table:number-columns-repeated="3"/>
          <table:table-cell table:style-name="ce1" office:value-type="float" office:value="0.0030816534710377" calcext:value-type="float">
            <text:p>0.0030816534710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098292570374" calcext:value-type="float">
            <text:p>0.361098292570374</text:p>
          </table:table-cell>
          <table:table-cell office:value-type="float" office:value="0.745770788658566" calcext:value-type="float">
            <text:p>0.745770788658566</text:p>
          </table:table-cell>
          <table:table-cell office:value-type="float" office:value="0.436755193125446" calcext:value-type="float">
            <text:p>0.4367551931254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2126198650408" calcext:value-type="float">
            <text:p>0.322126198650408</text:p>
          </table:table-cell>
          <table:table-cell office:value-type="float" office:value="0.734214786832164" calcext:value-type="float">
            <text:p>0.734214786832164</text:p>
          </table:table-cell>
          <table:table-cell office:value-type="float" office:value="0.402123523093082" calcext:value-type="float">
            <text:p>0.4021235230930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3650181738077" calcext:value-type="float">
            <text:p>0.343650181738077</text:p>
          </table:table-cell>
          <table:table-cell office:value-type="float" office:value="0.717901518637828" calcext:value-type="float">
            <text:p>0.717901518637828</text:p>
          </table:table-cell>
          <table:table-cell office:value-type="float" office:value="0.409448880477766" calcext:value-type="float">
            <text:p>0.4094488804777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8774738714699" calcext:value-type="float">
            <text:p>0.328774738714699</text:p>
          </table:table-cell>
          <table:table-cell office:value-type="float" office:value="0.757040450588838" calcext:value-type="float">
            <text:p>0.757040450588838</text:p>
          </table:table-cell>
          <table:table-cell office:value-type="float" office:value="0.416712550268826" calcext:value-type="float">
            <text:p>0.4167125502688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2096080027917" calcext:value-type="float">
            <text:p>0.342096080027917</text:p>
          </table:table-cell>
          <table:table-cell office:value-type="float" office:value="0.692325800376648" calcext:value-type="float">
            <text:p>0.692325800376648</text:p>
          </table:table-cell>
          <table:table-cell office:value-type="float" office:value="0.408254720496626" calcext:value-type="float">
            <text:p>0.40825472049662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60243440528039" calcext:value-type="float">
            <text:p>0.006024344052804</text:p>
          </table:table-cell>
          <table:table-cell table:style-name="ce1" office:value-type="float" office:value="0.010122999391282" calcext:value-type="float">
            <text:p>0.010122999391282</text:p>
          </table:table-cell>
          <table:table-cell table:style-name="ce1" office:value-type="float" office:value="0.0053581979881944" calcext:value-type="float">
            <text:p>0.005358197988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483874864114" calcext:value-type="float">
            <text:p>0.86483874864114</text:p>
          </table:table-cell>
          <table:table-cell office:value-type="float" office:value="0.613433858807402" calcext:value-type="float">
            <text:p>0.613433858807402</text:p>
          </table:table-cell>
          <table:table-cell office:value-type="float" office:value="0.463797963068235" calcext:value-type="float">
            <text:p>0.4637979630682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3602584814216" calcext:value-type="float">
            <text:p>0.873602584814216</text:p>
          </table:table-cell>
          <table:table-cell office:value-type="float" office:value="0.583999308825435" calcext:value-type="float">
            <text:p>0.583999308825435</text:p>
          </table:table-cell>
          <table:table-cell office:value-type="float" office:value="0.434341995408976" calcext:value-type="float">
            <text:p>0.4343419954089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3185941043084" calcext:value-type="float">
            <text:p>0.873185941043084</text:p>
          </table:table-cell>
          <table:table-cell office:value-type="float" office:value="0.60311680175418" calcext:value-type="float">
            <text:p>0.60311680175418</text:p>
          </table:table-cell>
          <table:table-cell office:value-type="float" office:value="0.435487994766481" calcext:value-type="float">
            <text:p>0.4354879947664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5041251077454" calcext:value-type="float">
            <text:p>0.865041251077454</text:p>
          </table:table-cell>
          <table:table-cell office:value-type="float" office:value="0.591977753433892" calcext:value-type="float">
            <text:p>0.591977753433892</text:p>
          </table:table-cell>
          <table:table-cell office:value-type="float" office:value="0.442658513523413" calcext:value-type="float">
            <text:p>0.4426585135234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3809787116395" calcext:value-type="float">
            <text:p>0.863809787116395</text:p>
          </table:table-cell>
          <table:table-cell office:value-type="float" office:value="0.588754051405744" calcext:value-type="float">
            <text:p>0.588754051405744</text:p>
          </table:table-cell>
          <table:table-cell office:value-type="float" office:value="0.436391126602139" calcext:value-type="float">
            <text:p>0.43639112660213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19446621696017" calcext:value-type="float">
            <text:p>0.001944662169602</text:p>
          </table:table-cell>
          <table:table-cell table:style-name="ce1" office:value-type="float" office:value="0.0047621782336555" calcext:value-type="float">
            <text:p>0.004762178233656</text:p>
          </table:table-cell>
          <table:table-cell table:style-name="ce1" office:value-type="float" office:value="0.0049261004456069" calcext:value-type="float">
            <text:p>0.004926100445607</text:p>
          </table:table-cell>
          <table:table-cell table:number-columns-repeated="4"/>
        </table:table-row>
      </table:table>
      <table:table table:name="2_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2"/>
          <table:table-cell office:value-type="string" calcext:value-type="string">
            <text:p>TC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24225502945" calcext:value-type="float">
            <text:p>0.12124225502945</text:p>
          </table:table-cell>
          <table:table-cell office:value-type="float" office:value="0.819968960165546" calcext:value-type="float">
            <text:p>0.819968960165546</text:p>
          </table:table-cell>
          <table:table-cell office:value-type="float" office:value="0.229190216829928" calcext:value-type="float">
            <text:p>0.229190216829928</text:p>
          </table:table-cell>
          <table:table-cell table:number-columns-repeated="3"/>
          <table:table-cell office:value-type="float" office:value="0.458142992296256" calcext:value-type="float">
            <text:p>0.458142992296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340456890199" calcext:value-type="float">
            <text:p>0.14340456890199</text:p>
          </table:table-cell>
          <table:table-cell office:value-type="float" office:value="0.774373259052925" calcext:value-type="float">
            <text:p>0.774373259052925</text:p>
          </table:table-cell>
          <table:table-cell office:value-type="float" office:value="0.234310789026931" calcext:value-type="float">
            <text:p>0.234310789026931</text:p>
          </table:table-cell>
          <table:table-cell table:number-columns-repeated="3"/>
          <table:table-cell office:value-type="float" office:value="0.473657078049283" calcext:value-type="float">
            <text:p>0.473657078049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8170677028845" calcext:value-type="float">
            <text:p>0.138170677028845</text:p>
          </table:table-cell>
          <table:table-cell office:value-type="float" office:value="0.863615133115366" calcext:value-type="float">
            <text:p>0.863615133115366</text:p>
          </table:table-cell>
          <table:table-cell office:value-type="float" office:value="0.266888639796496" calcext:value-type="float">
            <text:p>0.266888639796496</text:p>
          </table:table-cell>
          <table:table-cell table:number-columns-repeated="3"/>
          <table:table-cell office:value-type="float" office:value="0.484875688885564" calcext:value-type="float">
            <text:p>0.484875688885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960801521135" calcext:value-type="float">
            <text:p>0.13960801521135</text:p>
          </table:table-cell>
          <table:table-cell office:value-type="float" office:value="0.849199288256228" calcext:value-type="float">
            <text:p>0.849199288256228</text:p>
          </table:table-cell>
          <table:table-cell office:value-type="float" office:value="0.258181147433443" calcext:value-type="float">
            <text:p>0.258181147433443</text:p>
          </table:table-cell>
          <table:table-cell table:number-columns-repeated="3"/>
          <table:table-cell office:value-type="float" office:value="0.465227447956823" calcext:value-type="float">
            <text:p>0.465227447956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2453057294174" calcext:value-type="float">
            <text:p>0.142453057294174</text:p>
          </table:table-cell>
          <table:table-cell office:value-type="float" office:value="0.86041439476554" calcext:value-type="float">
            <text:p>0.86041439476554</text:p>
          </table:table-cell>
          <table:table-cell office:value-type="float" office:value="0.255308803023075" calcext:value-type="float">
            <text:p>0.255308803023075</text:p>
          </table:table-cell>
          <table:table-cell table:number-columns-repeated="3"/>
          <table:table-cell office:value-type="float" office:value="0.46798928356968" calcext:value-type="float">
            <text:p>0.4679892835696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1" office:value-type="float" office:value="0.0036179007305267" calcext:value-type="float">
            <text:p>0.003617900730527</text:p>
          </table:table-cell>
          <table:table-cell table:style-name="ce1" office:value-type="float" office:value="0.014908833709883" calcext:value-type="float">
            <text:p>0.014908833709883</text:p>
          </table:table-cell>
          <table:table-cell table:style-name="ce1" office:value-type="float" office:value="0.0064870556181632" calcext:value-type="float">
            <text:p>0.006487055618163</text:p>
          </table:table-cell>
          <table:table-cell table:number-columns-repeated="3"/>
          <table:table-cell table:style-name="ce1" office:value-type="float" office:value="0.0040103211506603" calcext:value-type="float">
            <text:p>0.004010321150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8107020243874" calcext:value-type="float">
            <text:p>0.016810702024387</text:p>
          </table:table-cell>
          <table:table-cell office:value-type="float" office:value="0.759358288770054" calcext:value-type="float">
            <text:p>0.759358288770054</text:p>
          </table:table-cell>
          <table:table-cell office:value-type="float" office:value="0.0901722283060876" calcext:value-type="float">
            <text:p>0.0901722283060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6571296723581" calcext:value-type="float">
            <text:p>0.036571296723581</text:p>
          </table:table-cell>
          <table:table-cell office:value-type="float" office:value="0.788557213930348" calcext:value-type="float">
            <text:p>0.788557213930348</text:p>
          </table:table-cell>
          <table:table-cell office:value-type="float" office:value="0.13882691881135" calcext:value-type="float">
            <text:p>0.138826918811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43418878731138" calcext:value-type="float">
            <text:p>0.024341887873114</text:p>
          </table:table-cell>
          <table:table-cell office:value-type="float" office:value="0.715210355987055" calcext:value-type="float">
            <text:p>0.715210355987055</text:p>
          </table:table-cell>
          <table:table-cell office:value-type="float" office:value="0.102924814281182" calcext:value-type="float">
            <text:p>0.1029248142811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368245496998" calcext:value-type="float">
            <text:p>0.02368245496998</text:p>
          </table:table-cell>
          <table:table-cell office:value-type="float" office:value="0.794776119402985" calcext:value-type="float">
            <text:p>0.794776119402985</text:p>
          </table:table-cell>
          <table:table-cell office:value-type="float" office:value="0.111342933054627" calcext:value-type="float">
            <text:p>0.1113429330546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2847504943585" calcext:value-type="float">
            <text:p>0.016284750494359</text:p>
          </table:table-cell>
          <table:table-cell office:value-type="float" office:value="0.725388601036269" calcext:value-type="float">
            <text:p>0.725388601036269</text:p>
          </table:table-cell>
          <table:table-cell office:value-type="float" office:value="0.0883715206679245" calcext:value-type="float">
            <text:p>0.0883715206679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32765841520769" calcext:value-type="float">
            <text:p>0.003276584152077</text:p>
          </table:table-cell>
          <table:table-cell table:style-name="ce1" office:value-type="float" office:value="0.01438544395053" calcext:value-type="float">
            <text:p>0.01438544395053</text:p>
          </table:table-cell>
          <table:table-cell table:style-name="ce1" office:value-type="float" office:value="0.0081886630386469" calcext:value-type="float">
            <text:p>0.00818866303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3651050080776" calcext:value-type="float">
            <text:p>0.983651050080776</text:p>
          </table:table-cell>
          <table:table-cell office:value-type="float" office:value="0.43647311827957" calcext:value-type="float">
            <text:p>0.43647311827957</text:p>
          </table:table-cell>
          <table:table-cell office:value-type="float" office:value="0.1494275551725" calcext:value-type="float">
            <text:p>0.14942755517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3124773523372" calcext:value-type="float">
            <text:p>0.973124773523372</text:p>
          </table:table-cell>
          <table:table-cell office:value-type="float" office:value="0.449067751734902" calcext:value-type="float">
            <text:p>0.449067751734902</text:p>
          </table:table-cell>
          <table:table-cell office:value-type="float" office:value="0.157976054920292" calcext:value-type="float">
            <text:p>0.1579760549202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4920634920635" calcext:value-type="float">
            <text:p>0.984920634920635</text:p>
          </table:table-cell>
          <table:table-cell office:value-type="float" office:value="0.461448567103131" calcext:value-type="float">
            <text:p>0.461448567103131</text:p>
          </table:table-cell>
          <table:table-cell office:value-type="float" office:value="0.170267197825297" calcext:value-type="float">
            <text:p>0.1702671978252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3868981652506" calcext:value-type="float">
            <text:p>0.983868981652506</text:p>
          </table:table-cell>
          <table:table-cell office:value-type="float" office:value="0.439083365389899" calcext:value-type="float">
            <text:p>0.439083365389899</text:p>
          </table:table-cell>
          <table:table-cell office:value-type="float" office:value="0.167041202422648" calcext:value-type="float">
            <text:p>0.1670412024226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1808128283108" calcext:value-type="float">
            <text:p>0.981808128283108</text:p>
          </table:table-cell>
          <table:table-cell office:value-type="float" office:value="0.440005947365813" calcext:value-type="float">
            <text:p>0.440005947365813</text:p>
          </table:table-cell>
          <table:table-cell office:value-type="float" office:value="0.167552027468419" calcext:value-type="float">
            <text:p>0.16755202746841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19201666424246" calcext:value-type="float">
            <text:p>0.001920166642425</text:p>
          </table:table-cell>
          <table:table-cell table:style-name="ce1" office:value-type="float" office:value="0.0040964573102223" calcext:value-type="float">
            <text:p>0.004096457310222</text:p>
          </table:table-cell>
          <table:table-cell table:style-name="ce1" office:value-type="float" office:value="0.0034514844357961" calcext:value-type="float">
            <text:p>0.003451484435796</text:p>
          </table:table-cell>
          <table:table-cell table:number-columns-repeated="4"/>
        </table:table-row>
      </table:table>
      <table:table table:name="2_4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2"/>
          <table:table-cell office:value-type="string" calcext:value-type="string">
            <text:p>TC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717968331676" calcext:value-type="float">
            <text:p>0.118717968331676</text:p>
          </table:table-cell>
          <table:table-cell office:value-type="float" office:value="0.818565400843882" calcext:value-type="float">
            <text:p>0.818565400843882</text:p>
          </table:table-cell>
          <table:table-cell office:value-type="float" office:value="0.226184023881143" calcext:value-type="float">
            <text:p>0.226184023881143</text:p>
          </table:table-cell>
          <table:table-cell table:number-columns-repeated="3"/>
          <table:table-cell office:value-type="float" office:value="0.457061765103392" calcext:value-type="float">
            <text:p>0.4570617651033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6975281556238" calcext:value-type="float">
            <text:p>0.136975281556238</text:p>
          </table:table-cell>
          <table:table-cell office:value-type="float" office:value="0.849818511796733" calcext:value-type="float">
            <text:p>0.849818511796733</text:p>
          </table:table-cell>
          <table:table-cell office:value-type="float" office:value="0.255806535566575" calcext:value-type="float">
            <text:p>0.255806535566575</text:p>
          </table:table-cell>
          <table:table-cell table:number-columns-repeated="3"/>
          <table:table-cell office:value-type="float" office:value="0.464327936263171" calcext:value-type="float">
            <text:p>0.4643279362631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1488577745026" calcext:value-type="float">
            <text:p>0.141488577745026</text:p>
          </table:table-cell>
          <table:table-cell office:value-type="float" office:value="0.770774789241268" calcext:value-type="float">
            <text:p>0.770774789241268</text:p>
          </table:table-cell>
          <table:table-cell office:value-type="float" office:value="0.231235718776884" calcext:value-type="float">
            <text:p>0.231235718776884</text:p>
          </table:table-cell>
          <table:table-cell table:number-columns-repeated="3"/>
          <table:table-cell office:value-type="float" office:value="0.472342509537066" calcext:value-type="float">
            <text:p>0.4723425095370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6750859363324" calcext:value-type="float">
            <text:p>0.136750859363324</text:p>
          </table:table-cell>
          <table:table-cell office:value-type="float" office:value="0.863614912694667" calcext:value-type="float">
            <text:p>0.863614912694667</text:p>
          </table:table-cell>
          <table:table-cell office:value-type="float" office:value="0.265436865078139" calcext:value-type="float">
            <text:p>0.265436865078139</text:p>
          </table:table-cell>
          <table:table-cell table:number-columns-repeated="3"/>
          <table:table-cell office:value-type="float" office:value="0.484177451933867" calcext:value-type="float">
            <text:p>0.4841774519338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9624458353394" calcext:value-type="float">
            <text:p>0.139624458353394</text:p>
          </table:table-cell>
          <table:table-cell office:value-type="float" office:value="0.866641763167725" calcext:value-type="float">
            <text:p>0.866641763167725</text:p>
          </table:table-cell>
          <table:table-cell office:value-type="float" office:value="0.254909446183328" calcext:value-type="float">
            <text:p>0.254909446183328</text:p>
          </table:table-cell>
          <table:table-cell table:number-columns-repeated="3"/>
          <table:table-cell office:value-type="float" office:value="0.46699616610467" calcext:value-type="float">
            <text:p>0.46699616610467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1" office:value-type="float" office:value="0.0036613805663546" calcext:value-type="float">
            <text:p>0.003661380566355</text:p>
          </table:table-cell>
          <table:table-cell table:style-name="ce1" office:value-type="float" office:value="0.016035384425743" calcext:value-type="float">
            <text:p>0.016035384425743</text:p>
          </table:table-cell>
          <table:table-cell table:style-name="ce1" office:value-type="float" office:value="0.0068159880446758" calcext:value-type="float">
            <text:p>0.006815988044676</text:p>
          </table:table-cell>
          <table:table-cell table:number-columns-repeated="3"/>
          <table:table-cell table:style-name="ce4" office:value-type="float" office:value="0.0040491511498597" calcext:value-type="float">
            <text:p>0.00404915114986</text:p>
          </table:table-cell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5739315733397" calcext:value-type="float">
            <text:p>0.01657393157334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089246915317472" calcext:value-type="float">
            <text:p>0.0892469153174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2377140315766" calcext:value-type="float">
            <text:p>0.023237714031577</text:p>
          </table:table-cell>
          <table:table-cell office:value-type="float" office:value="0.779850746268657" calcext:value-type="float">
            <text:p>0.779850746268657</text:p>
          </table:table-cell>
          <table:table-cell office:value-type="float" office:value="0.108394469097947" calcext:value-type="float">
            <text:p>0.1083944690979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1868943239502" calcext:value-type="float">
            <text:p>0.03518689432395</text:p>
          </table:table-cell>
          <table:table-cell office:value-type="float" office:value="0.768261964735516" calcext:value-type="float">
            <text:p>0.768261964735516</text:p>
          </table:table-cell>
          <table:table-cell office:value-type="float" office:value="0.132997700737784" calcext:value-type="float">
            <text:p>0.1329977007377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43418878731138" calcext:value-type="float">
            <text:p>0.024341887873114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101972025574531" calcext:value-type="float">
            <text:p>0.10197202557453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4705129696406" calcext:value-type="float">
            <text:p>0.015470512969641</text:p>
          </table:table-cell>
          <table:table-cell office:value-type="float" office:value="0.696335078534031" calcext:value-type="float">
            <text:p>0.696335078534031</text:p>
          </table:table-cell>
          <table:table-cell office:value-type="float" office:value="0.0830623791280122" calcext:value-type="float">
            <text:p>0.08306237912801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0.0031518752892463" calcext:value-type="float">
            <text:p>0.003151875289246</text:p>
          </table:table-cell>
          <table:table-cell table:style-name="ce1" office:value-type="float" office:value="0.014911496827256" calcext:value-type="float">
            <text:p>0.014911496827256</text:p>
          </table:table-cell>
          <table:table-cell table:style-name="ce1" office:value-type="float" office:value="0.007788669782253" calcext:value-type="float">
            <text:p>0.007788669782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OV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3327948303716" calcext:value-type="float">
            <text:p>0.983327948303716</text:p>
          </table:table-cell>
          <table:table-cell office:value-type="float" office:value="0.435842355502091" calcext:value-type="float">
            <text:p>0.435842355502091</text:p>
          </table:table-cell>
          <table:table-cell office:value-type="float" office:value="0.145667923375738" calcext:value-type="float">
            <text:p>0.1456679233757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4176825514099" calcext:value-type="float">
            <text:p>0.984176825514099</text:p>
          </table:table-cell>
          <table:table-cell office:value-type="float" office:value="0.438690378176629" calcext:value-type="float">
            <text:p>0.438690378176629</text:p>
          </table:table-cell>
          <table:table-cell office:value-type="float" office:value="0.165563485827355" calcext:value-type="float">
            <text:p>0.1655634858273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2339654547651" calcext:value-type="float">
            <text:p>0.972339654547651</text:p>
          </table:table-cell>
          <table:table-cell office:value-type="float" office:value="0.448368051687646" calcext:value-type="float">
            <text:p>0.448368051687646</text:p>
          </table:table-cell>
          <table:table-cell office:value-type="float" office:value="0.153784299518142" calcext:value-type="float">
            <text:p>0.1537842995181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4410430839002" calcext:value-type="float">
            <text:p>0.984410430839002</text:p>
          </table:table-cell>
          <table:table-cell office:value-type="float" office:value="0.460976904698699" calcext:value-type="float">
            <text:p>0.460976904698699</text:p>
          </table:table-cell>
          <table:table-cell office:value-type="float" office:value="0.167233920734054" calcext:value-type="float">
            <text:p>0.1672339207340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2416367155101" calcext:value-type="float">
            <text:p>0.982416367155101</text:p>
          </table:table-cell>
          <table:table-cell office:value-type="float" office:value="0.439450902794954" calcext:value-type="float">
            <text:p>0.439450902794954</text:p>
          </table:table-cell>
          <table:table-cell office:value-type="float" office:value="0.165691716271159" calcext:value-type="float">
            <text:p>0.16569171627115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0355999795884" calcext:value-type="float">
            <text:p>0.002035599979588</text:p>
          </table:table-cell>
          <table:table-cell table:style-name="ce1" office:value-type="float" office:value="0.0041012817296623" calcext:value-type="float">
            <text:p>0.004101281729662</text:p>
          </table:table-cell>
          <table:table-cell table:style-name="ce4" office:value-type="float" office:value="0.0037887906208151" calcext:value-type="float">
            <text:p>0.003788790620815</text:p>
          </table:table-cell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7:01:27.14699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8T12:15:09.171834561</meta:creation-date>
    <dc:date>2020-02-08T17:40:35.002232709</dc:date>
    <meta:editing-duration>PT1H16M45S</meta:editing-duration>
    <meta:editing-cycles>17</meta:editing-cycles>
    <meta:generator>LibreOffice/6.3.4.2.0$Linux_X86_64 LibreOffice_project/30$Build-2</meta:generator>
    <meta:document-statistic meta:table-count="4" meta:cell-count="370" meta:object-count="0"/>
  </office:meta>
</office:document-meta>
</file>